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5.941cm"/>
    </style:style>
    <style:style style:name="Таблица1.B" style:family="table-column">
      <style:table-column-properties style:column-width="10.941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P1" style:family="paragraph" style:parent-style-name="Preformatted_20_Text">
      <style:text-properties style:font-name="Times New Roman" fo:font-size="12pt" officeooo:paragraph-rsid="0015be40" style:font-size-asian="12pt" style:font-size-complex="12pt"/>
    </style:style>
    <style:style style:name="P2" style:family="paragraph" style:parent-style-name="ГОСТтекст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Times New Roman" fo:font-size="12pt" officeooo:paragraph-rsid="0015be40" style:font-size-asian="12pt" style:font-size-complex="12pt"/>
    </style:style>
    <style:style style:name="P3" style:family="paragraph" style:parent-style-name="ГОСТтекст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fo:font-size="12pt" officeooo:paragraph-rsid="0015be40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5be40" style:font-size-asian="12pt" style:font-size-complex="12pt"/>
    </style:style>
    <style:style style:name="T1" style:family="text">
      <style:text-properties officeooo:rsid="0017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Вид продукции</text:p>
          </table:table-cell>
          <table:table-cell table:style-name="Таблица1.A1" office:value-type="string">
            <text:p text:style-name="P2">Контролируемые гигиенические параметры</text:p>
          </table:table-cell>
        </table:table-row>
        <table:table-row table:style-name="Таблица1.2">
          <table:table-cell table:style-name="Таблица1.A1" office:value-type="string">
            <text:p text:style-name="P3">Машина вычислительная электронная цифровая персональная (ПЭВМ)</text:p>
          </table:table-cell>
          <table:table-cell table:style-name="Таблица1.A1" office:value-type="string">
            <text:p text:style-name="P3">– уровни электромагнитных полей (ЭМП);</text:p>
            <text:p text:style-name="P3">– уровни акустического шума;</text:p>
            <text:p text:style-name="P3">– концентрация вредных веществ в воздухе;</text:p>
            <text:p text:style-name="P3">– визуальные показатели видеодисплейного терминала</text:p>
          </table:table-cell>
        </table:table-row>
        <table:table-row table:style-name="Таблица1.3">
          <table:table-cell table:style-name="Таблица1.A1" office:value-type="string">
            <text:p text:style-name="P3">Устройства периферийные: модем, <text:span text:style-name="T1">принтер, </text:span>клавиатура, устройства хранения информации</text:p>
          </table:table-cell>
          <table:table-cell table:style-name="Таблица1.A1" office:value-type="string">
            <text:p text:style-name="P3">– уровни ЭМП;</text:p>
            <text:p text:style-name="P3">– уровни акустического шума;</text:p>
            <text:p text:style-name="P3">– концентрация вредных веществ в воздухе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ГОСТтекст" style:family="paragraph" style:parent-style-name="Standard" style:default-outline-level="">
      <style:paragraph-properties fo:margin-left="0cm" fo:margin-right="0cm" fo:text-indent="1.501cm" style:auto-text-indent="false"/>
      <style:text-properties fo:color="#000000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0.7cm" style:num-format="1" style:print-orientation="portrait" fo:margin-top="0.101cm" fo:margin-bottom="0cm" fo:margin-left="0.199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00:29:24.111253965</dc:date>
    <meta:editing-duration>PT6M39S</meta:editing-duration>
    <meta:editing-cycles>4</meta:editing-cycles>
    <meta:generator>LibreOffice/5.2.2.2$Linux_X86_64 LibreOffice_project/20m0$Build-2</meta:generator>
    <meta:document-statistic meta:table-count="1" meta:image-count="0" meta:object-count="0" meta:page-count="1" meta:paragraph-count="11" meta:word-count="45" meta:character-count="434" meta:non-whitespace-character-count="393"/>
  </office:meta>
</office:document-meta>
</file>